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ce7"/>
        <table:table-column table:style-name="co5" table:default-cell-style-name="ce1"/>
        <table:table-column table:style-name="co5" table:default-cell-style-name="ce11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table:style-name="ce1" office:value-type="string">
            <text:p>Paket</text:p>
          </table:table-cell>
          <table:table-cell table:style-name="ce3" office:value-type="string">
            <text:p>Klasse</text:p>
          </table:table-cell>
          <table:table-cell office:value-type="string">
            <text:p>Person</text:p>
          </table:table-cell>
          <table:table-cell table:style-name="ce1" office:value-type="string">
            <text:p>Beginndatum</text:p>
          </table:table-cell>
          <table:table-cell office:value-type="string">
            <text:p>Fertigstellungsdatum</text:p>
          </table:table-cell>
          <table:table-cell/>
          <table:table-cell table:style-name="ce1" office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ebugger</text:p>
          </table:table-cell>
          <table:table-cell table:style-name="ce4" office:value-type="string">
            <text:p>Subjec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2" office:value-type="string">
            <text:p>Grau 2</text:p>
          </table:table-cell>
          <table:table-cell office:value-type="string">
            <text:p>Nicht begonnen</text:p>
          </table:table-cell>
          <table:table-cell/>
        </table:table-row>
        <table:table-row table:style-name="ro2">
          <table:table-cell/>
          <table:table-cell table:style-name="ce4" office:value-type="string">
            <text:p>DebugLogicFacade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9" office:value-type="string">
            <text:p>Orange 1</text:p>
          </table:table-cell>
          <table:table-cell office:value-type="string">
            <text:p>Begonnen</text:p>
          </table:table-cell>
          <table:table-cell/>
        </table:table-row>
        <table:table-row table:style-name="ro2">
          <table:table-cell/>
          <table:table-cell table:style-name="ce4" office:value-type="string">
            <text:p>ProgramInpu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0" office:value-type="string">
            <text:p>Gelbgrün</text:p>
          </table:table-cell>
          <table:table-cell office:value-type="string">
            <text:p>Beendet</text:p>
          </table:table-cell>
          <table:table-cell/>
        </table:table-row>
        <table:table-row table:style-name="ro2">
          <table:table-cell/>
          <table:table-cell table:style-name="ce4" office:value-type="string">
            <text:p>Breakpoint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table:style-name="ce13" office:value-type="string">
            <text:p>Grün 3</text:p>
          </table:table-cell>
          <table:table-cell office:value-type="string">
            <text:p>Getestet</text:p>
          </table:table-cell>
          <table:table-cell/>
        </table:table-row>
        <table:table-row table:style-name="ro2">
          <table:table-cell/>
          <table:table-cell table:style-name="ce4" office:value-type="string">
            <text:p>StepSize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InputValue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>
            <text:p>Relational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SimpleInput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SimpleRelational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>
            <text:p>SimpleInputSuggestion</text:p>
          </table:table-cell>
          <table:table-cell office:value-type="string">
            <text:p>Pascal</text:p>
          </table:table-cell>
          <table:table-cell office:value-type="date" office:date-value="2018-10-11">
            <text:p>11.10.18</text:p>
          </table:table-cell>
          <table:table-cell table:number-columns-repeated="2"/>
          <table:table-cell office:value-type="string">
            <text:p>3. Ok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Interpreter</text:p>
          </table:table-cell>
          <table:table-cell table:style-name="ce4" office:value-type="string">
            <text:p>GenerationController</text:p>
          </table:table-cell>
          <table:table-cell office:value-type="string">
            <text:p>Benedikt</text:p>
          </table:table-cell>
          <table:table-cell office:value-type="date" office:date-value="2018-10-12">
            <text:p>12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CommandGenerationVisitor</text:p>
          </table:table-cell>
          <table:table-cell office:value-type="string">
            <text:p>Benedikt</text:p>
          </table:table-cell>
          <table:table-cell office:value-type="date" office:date-value="2018-10-11">
            <text:p>11.10.18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Scop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4" office:value-type="string">
            <text:p>Command</text:p>
          </table:table-cell>
          <table:table-cell office:value-type="string">
            <text:p>Benedikt</text:p>
          </table:table-cell>
          <table:table-cell office:value-type="date" office:date-value="2018-10-10">
            <text:p>10.10.18</text:p>
          </table:table-cell>
          <table:table-cell table:style-name="ce11" office:value-type="date" office:date-value="2018-10-10">
            <text:p>10.10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ArrayDeclaration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rrayDecleration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rrayElement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outineCall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eturn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Declaration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Declaration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Assignment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Whil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f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IfEls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RoutineCommand</text:p>
          </table:table-cell>
          <table:table-cell/>
          <table:table-cell office:value-type="date" office:date-value="2018-10-10">
            <text:p>10.10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08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Trac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Iterato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Stat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TraceStatePosi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4" office:value-type="string">
            <text:p>ConditionalBreakpoint</text:p>
          </table:table-cell>
          <table:table-cell office:value-type="string">
            <text:p>Benedikt</text:p>
          </table:table-cell>
          <table:table-cell office:value-type="date" office:date-value="2018-01-10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>
            <text:p>WatchExpression</text:p>
          </table:table-cell>
          <table:table-cell office:value-type="string">
            <text:p>Benedikt</text:p>
          </table:table-cell>
          <table:table-cell office:value-type="date" office:date-value="2018-01-10">
            <text:p>10.01.1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ScopeTuple</text:p>
          </table:table-cell>
          <table:table-cell office:value-type="string">
            <text:p>Benedikt</text:p>
          </table:table-cell>
          <table:table-cell office:value-type="date" office:date-value="2018-01-09">
            <text:p>09.01.18</text:p>
          </table:table-cell>
          <table:table-cell table:style-name="ce11" office:value-type="date" office:date-value="2018-01-09">
            <text:p>09.01.1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>
            <text:p>TermGenerationVisitor</text:p>
          </table:table-cell>
          <table:table-cell office:value-type="string">
            <text:p>Benedikt</text:p>
          </table:table-cell>
          <table:table-cell office:value-type="date" office:date-value="2018-01-09">
            <text:p>09.01.1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ArrayAccessRelational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rayAccess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riableRelational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riable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nstant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egative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naryArithmetic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Term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Float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Int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Long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Double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Char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Boolean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>
            <text:p>ArrayValue</text:p>
          </table:table-cell>
          <table:table-cell office:value-type="string">
            <text:p>Pascal</text:p>
          </table:table-cell>
          <table:table-cell office:value-type="date" office:date-value="2018-01-10">
            <text:p>10.01.18</text:p>
          </table:table-cell>
          <table:table-cell table:style-name="ce11" office:value-type="date" office:date-value="2018-01-11">
            <text:p>11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i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bstrac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cat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vision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duloTerm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inary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Or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dCondit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EqualComparisi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ss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re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ess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tEqualComparison</text:p>
          </table:table-cell>
          <table:table-cell office:value-type="string">
            <text:p>Benedikt</text:p>
          </table:table-cell>
          <table:table-cell office:value-type="date" office:date-value="2018-01-08">
            <text:p>08.01.18</text:p>
          </table:table-cell>
          <table:table-cell table:style-name="ce11" office:value-type="date" office:date-value="2018-01-10">
            <text:p>10.01.18</text:p>
          </table:table-cell>
          <table:table-cell table:number-columns-repeated="4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DL.Exceptions</text:p>
          </table:table-cell>
          <table:table-cell table:style-name="ce6" office:value-type="string">
            <text:p>DibuggerLogicException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VariableNotFound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RoutineNotFoundExcept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MissingReturnCall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InvalidProgram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Type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NumberArgu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ReturnType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WrongTypeAssignment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AlreadyDeclaredException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Control</text:p>
          </table:table-cell>
          <table:table-cell table:style-name="ce6" office:value-type="string">
            <text:p>ControlFacade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ExceptionHandle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FileHandlerInteracto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6" office:value-type="string">
            <text:p>DebugLogicController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UI</text:p>
          </table:table-cell>
          <table:table-cell table:style-name="ce9" office:value-type="string">
            <text:p>GUIFacade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MainInterface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Debugger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Error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Decision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ArrayValue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VariableSuggestionPopUp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>
            <text:p>Expression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style-name="ce11" office:value-type="date" office:date-value="2018-01-08">
            <text:p>08.01.18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>
            <text:p>Command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Program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WatchExpression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>
            <text:p>CondBreakpointPanel</text:p>
          </table:table-cell>
          <table:table-cell office:value-type="string">
            <text:p>Chiara</text:p>
          </table:table-cell>
          <table:table-cell office:value-type="string">
            <text:p>08.01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Facade</text:p>
          </table:table-cell>
          <table:table-cell office:value-type="string">
            <text:p>FileHandlerFacad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Configuration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Language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DBFile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DBFile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ropertiesFile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RDBF</text:p>
          </table:table-cell>
          <table:table-cell office:value-type="string">
            <text:p>RDBFProp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B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B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Prop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Pars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Read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Writer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File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Additions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Block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RDBFData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5"/>
        </table:table-row>
        <table:table-row table:style-name="ro1">
          <table:table-cell office:value-type="string">
            <text:p>FH.Excpetions</text:p>
          </table:table-cell>
          <table:table-cell office:value-type="string">
            <text:p>FileHandler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LanguageNotFound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arseBlock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ParseAssignment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  <table:table-row table:style-name="ro1">
          <table:table-cell/>
          <table:table-cell office:value-type="string">
            <text:p>InvalidLineTypeException</text:p>
          </table:table-cell>
          <table:table-cell office:value-type="string">
            <text:p>Pascal</text:p>
          </table:table-cell>
          <table:table-cell table:style-name="ce1"/>
          <table:table-cell table:number-columns-repeated="5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12.01.2018</text:date>, <text:time>11:41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2T11:41:21.74</dc:date>
    <meta:editing-duration>PT54M6S</meta:editing-duration>
    <meta:editing-cycles>26</meta:editing-cycles>
    <meta:generator>OpenOffice.org/3.4.1$Win32 OpenOffice.org_project/341m1$Build-9593</meta:generator>
    <meta:document-statistic meta:table-count="3" meta:cell-count="337" meta:object-count="0"/>
  </office:meta>
</office:document-meta>
</file>